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Bold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00%"/>
      <style:text-properties fo:font-style="normal" officeooo:rsid="001f13e9" officeooo:paragraph-rsid="001f13e9" style:font-style-asian="normal" style:font-style-complex="normal"/>
    </style:style>
    <style:style style:name="P2" style:family="paragraph" style:parent-style-name="Text_20_body">
      <style:paragraph-properties fo:margin-top="0cm" fo:margin-bottom="0cm" loext:contextual-spacing="false" fo:line-height="100%"/>
      <style:text-properties fo:font-style="normal" officeooo:rsid="001f435a" officeooo:paragraph-rsid="001f435a" style:font-style-asian="normal" style:font-style-complex="normal"/>
    </style:style>
    <style:style style:name="P3" style:family="paragraph" style:parent-style-name="Text_20_body">
      <style:paragraph-properties fo:margin-top="0cm" fo:margin-bottom="0cm" loext:contextual-spacing="false" fo:line-height="100%"/>
      <style:text-properties fo:font-style="normal" officeooo:rsid="0022b094" officeooo:paragraph-rsid="0022b094" style:font-style-asian="normal" style:font-style-complex="normal"/>
    </style:style>
    <style:style style:name="P4" style:family="paragraph" style:parent-style-name="Text_20_body">
      <style:paragraph-properties fo:margin-top="0cm" fo:margin-bottom="0cm" loext:contextual-spacing="false" fo:line-height="100%"/>
      <style:text-properties fo:font-style="normal" officeooo:rsid="002885cb" officeooo:paragraph-rsid="002885cb" style:font-style-asian="normal" style:font-style-complex="normal"/>
    </style:style>
    <style:style style:name="P5" style:family="paragraph" style:parent-style-name="Text_20_body">
      <style:paragraph-properties fo:margin-top="0cm" fo:margin-bottom="0cm" loext:contextual-spacing="false" fo:line-height="100%"/>
      <style:text-properties fo:font-style="normal" officeooo:rsid="003150e6" officeooo:paragraph-rsid="003150e6" style:font-style-asian="normal" style:font-style-complex="normal"/>
    </style:style>
    <style:style style:name="P6" style:family="paragraph" style:parent-style-name="Text_20_body">
      <style:paragraph-properties fo:margin-top="0cm" fo:margin-bottom="0cm" loext:contextual-spacing="false" fo:line-height="100%"/>
      <style:text-properties fo:font-style="normal" officeooo:rsid="001e460a" officeooo:paragraph-rsid="001e460a" style:font-style-asian="normal" style:font-style-complex="normal"/>
    </style:style>
    <style:style style:name="P7" style:family="paragraph" style:parent-style-name="Text_20_body">
      <style:paragraph-properties fo:margin-top="0cm" fo:margin-bottom="0cm" loext:contextual-spacing="false" fo:line-height="100%"/>
      <style:text-properties fo:font-style="normal" officeooo:rsid="00116379" officeooo:paragraph-rsid="00116379" style:font-style-asian="normal" style:font-style-complex="normal"/>
    </style:style>
    <style:style style:name="P8" style:family="paragraph" style:parent-style-name="Text_20_body">
      <style:paragraph-properties fo:margin-top="0cm" fo:margin-bottom="0cm" loext:contextual-spacing="false" fo:line-height="100%"/>
      <style:text-properties fo:font-style="normal" officeooo:rsid="005c96a4" officeooo:paragraph-rsid="005d9976" style:font-style-asian="normal" style:font-style-complex="normal"/>
    </style:style>
    <style:style style:name="P9" style:family="paragraph" style:parent-style-name="Text_20_body">
      <style:paragraph-properties fo:margin-top="0cm" fo:margin-bottom="0cm" loext:contextual-spacing="false" fo:line-height="100%"/>
      <style:text-properties fo:font-style="normal" officeooo:rsid="003d472c" officeooo:paragraph-rsid="003d472c" style:font-style-asian="normal" style:font-style-complex="normal"/>
    </style:style>
    <style:style style:name="P10" style:family="paragraph" style:parent-style-name="Text_20_body">
      <style:paragraph-properties fo:margin-top="0cm" fo:margin-bottom="0cm" loext:contextual-spacing="false" fo:line-height="100%"/>
      <style:text-properties fo:font-style="normal" officeooo:rsid="00ad3532" officeooo:paragraph-rsid="00ad3532" style:font-style-asian="normal" style:font-style-complex="normal"/>
    </style:style>
    <style:style style:name="P11" style:family="paragraph" style:parent-style-name="Text_20_body">
      <style:paragraph-properties fo:margin-top="0cm" fo:margin-bottom="0cm" loext:contextual-spacing="false" fo:line-height="100%"/>
      <style:text-properties fo:font-style="normal" fo:font-weight="bold" officeooo:rsid="0022b094" officeooo:paragraph-rsid="0022b094" style:font-style-asian="normal" style:font-weight-asian="bold" style:font-style-complex="normal" style:font-weight-complex="bold"/>
    </style:style>
    <style:style style:name="P12" style:family="paragraph" style:parent-style-name="Text_20_body">
      <style:paragraph-properties fo:margin-top="0cm" fo:margin-bottom="0cm" loext:contextual-spacing="false" fo:line-height="100%"/>
      <style:text-properties officeooo:rsid="00731be4" officeooo:paragraph-rsid="00731be4"/>
    </style:style>
    <style:style style:name="P13" style:family="paragraph" style:parent-style-name="Text_20_body">
      <style:paragraph-properties fo:margin-top="0cm" fo:margin-bottom="0cm" loext:contextual-spacing="false" fo:line-height="100%"/>
    </style:style>
    <style:style style:name="P14" style:family="paragraph" style:parent-style-name="Text_20_body">
      <style:paragraph-properties fo:margin-top="0cm" fo:margin-bottom="0cm" loext:contextual-spacing="false" fo:line-height="100%"/>
      <style:text-properties officeooo:paragraph-rsid="001f13e9"/>
    </style:style>
    <style:style style:name="P15" style:family="paragraph" style:parent-style-name="Text_20_body">
      <style:text-properties officeooo:paragraph-rsid="00815d8b"/>
    </style:style>
    <style:style style:name="P16" style:family="paragraph" style:parent-style-name="Text_20_body">
      <style:text-properties officeooo:rsid="00a83f81" officeooo:paragraph-rsid="00a83f81"/>
    </style:style>
    <style:style style:name="P17" style:family="paragraph" style:parent-style-name="Text_20_body" style:list-style-name="L1">
      <style:text-properties officeooo:rsid="00815d8b" officeooo:paragraph-rsid="00815d8b"/>
    </style:style>
    <style:style style:name="P18" style:family="paragraph" style:parent-style-name="Text_20_body" style:list-style-name="L11">
      <style:text-properties officeooo:rsid="00a25a52" officeooo:paragraph-rsid="00a25a52"/>
    </style:style>
    <style:style style:name="P19" style:family="paragraph" style:parent-style-name="Text_20_body" style:list-style-name="L11">
      <style:text-properties officeooo:rsid="00a54df9" officeooo:paragraph-rsid="00a54df9"/>
    </style:style>
    <style:style style:name="P20" style:family="paragraph" style:parent-style-name="Text_20_body" style:list-style-name="L11">
      <style:text-properties officeooo:rsid="00a55833" officeooo:paragraph-rsid="00a55833"/>
    </style:style>
    <style:style style:name="P21" style:family="paragraph" style:parent-style-name="Text_20_body" style:list-style-name="L11">
      <style:text-properties officeooo:rsid="00a5a340" officeooo:paragraph-rsid="00a5a340"/>
    </style:style>
    <style:style style:name="P22" style:family="paragraph" style:parent-style-name="Text_20_body" style:list-style-name="L11">
      <style:text-properties officeooo:rsid="00a83f81" officeooo:paragraph-rsid="00a83f81"/>
    </style:style>
    <style:style style:name="P23" style:family="paragraph" style:parent-style-name="Text_20_body" style:list-style-name="L14">
      <style:text-properties officeooo:rsid="00aa7db5" officeooo:paragraph-rsid="00ab3d46"/>
    </style:style>
    <style:style style:name="P24" style:family="paragraph" style:parent-style-name="Text_20_body" style:list-style-name="L14">
      <style:text-properties officeooo:rsid="00aa7db5" officeooo:paragraph-rsid="00aa7db5"/>
    </style:style>
    <style:style style:name="P25" style:family="paragraph" style:parent-style-name="Text_20_body">
      <style:text-properties officeooo:rsid="00ac54ae" officeooo:paragraph-rsid="00ac54ae"/>
    </style:style>
    <style:style style:name="P26" style:family="paragraph" style:parent-style-name="Text_20_body" style:list-style-name="L21">
      <style:text-properties officeooo:rsid="00ac54ae" officeooo:paragraph-rsid="00ac54ae"/>
    </style:style>
    <style:style style:name="P27" style:family="paragraph" style:parent-style-name="Text_20_body" style:list-style-name="L20">
      <style:text-properties officeooo:paragraph-rsid="00b7372a"/>
    </style:style>
    <style:style style:name="P28" style:family="paragraph" style:parent-style-name="Text_20_body">
      <style:text-properties officeooo:paragraph-rsid="00b7372a"/>
    </style:style>
    <style:style style:name="P29" style:family="paragraph" style:parent-style-name="Text_20_body" style:list-style-name="L14">
      <style:text-properties officeooo:rsid="00c771f0" officeooo:paragraph-rsid="00c771f0"/>
    </style:style>
    <style:style style:name="P30" style:family="paragraph" style:parent-style-name="Text_20_body" style:list-style-name="L14">
      <style:text-properties officeooo:rsid="00c771f0" officeooo:paragraph-rsid="00cfbd88"/>
    </style:style>
    <style:style style:name="P31" style:family="paragraph" style:parent-style-name="Text_20_body" style:list-style-name="L14">
      <style:text-properties officeooo:rsid="00d0b423" officeooo:paragraph-rsid="00d0b423"/>
    </style:style>
    <style:style style:name="P32" style:family="paragraph" style:parent-style-name="Text_20_body" style:list-style-name="L2">
      <style:paragraph-properties fo:margin-top="0cm" fo:margin-bottom="0cm" loext:contextual-spacing="false" fo:line-height="100%"/>
      <style:text-properties fo:font-style="normal" officeooo:rsid="002ff105" officeooo:paragraph-rsid="0048c80a" style:font-style-asian="normal" style:font-style-complex="normal"/>
    </style:style>
    <style:style style:name="P33" style:family="paragraph" style:parent-style-name="Text_20_body" style:list-style-name="L2">
      <style:paragraph-properties fo:margin-top="0cm" fo:margin-bottom="0cm" loext:contextual-spacing="false" fo:line-height="100%"/>
      <style:text-properties fo:font-style="normal" officeooo:rsid="00311de8" officeooo:paragraph-rsid="00427f24" style:font-style-asian="normal" style:font-style-complex="normal"/>
    </style:style>
    <style:style style:name="P34" style:family="paragraph" style:parent-style-name="Text_20_body" style:list-style-name="L2">
      <style:paragraph-properties fo:margin-top="0cm" fo:margin-bottom="0cm" loext:contextual-spacing="false" fo:line-height="100%"/>
      <style:text-properties fo:font-style="normal" officeooo:rsid="00355982" officeooo:paragraph-rsid="00427f24" style:font-style-asian="normal" style:font-style-complex="normal"/>
    </style:style>
    <style:style style:name="P35" style:family="paragraph" style:parent-style-name="Text_20_body" style:list-style-name="L3">
      <style:paragraph-properties fo:margin-top="0cm" fo:margin-bottom="0cm" loext:contextual-spacing="false" fo:line-height="100%"/>
      <style:text-properties fo:font-style="normal" officeooo:rsid="0035fcdb" officeooo:paragraph-rsid="00427f24" style:font-style-asian="normal" style:font-style-complex="normal"/>
    </style:style>
    <style:style style:name="P36" style:family="paragraph" style:parent-style-name="Text_20_body" style:list-style-name="L3">
      <style:paragraph-properties fo:margin-top="0cm" fo:margin-bottom="0cm" loext:contextual-spacing="false" fo:line-height="100%"/>
      <style:text-properties fo:font-style="normal" officeooo:rsid="00369eb3" officeooo:paragraph-rsid="00427f24" style:font-style-asian="normal" style:font-style-complex="normal"/>
    </style:style>
    <style:style style:name="P37" style:family="paragraph" style:parent-style-name="Text_20_body" style:list-style-name="L3">
      <style:paragraph-properties fo:margin-top="0cm" fo:margin-bottom="0cm" loext:contextual-spacing="false" fo:line-height="100%"/>
      <style:text-properties fo:font-style="normal" officeooo:rsid="0037ebe9" officeooo:paragraph-rsid="0048c80a" style:font-style-asian="normal" style:font-style-complex="normal"/>
    </style:style>
    <style:style style:name="P38" style:family="paragraph" style:parent-style-name="Text_20_body" style:list-style-name="L3">
      <style:paragraph-properties fo:margin-top="0cm" fo:margin-bottom="0cm" loext:contextual-spacing="false" fo:line-height="100%"/>
      <style:text-properties fo:font-style="normal" officeooo:rsid="003716fe" officeooo:paragraph-rsid="0048c80a" style:font-style-asian="normal" style:font-style-complex="normal"/>
    </style:style>
    <style:style style:name="P39" style:family="paragraph" style:parent-style-name="Text_20_body" style:list-style-name="L3">
      <style:paragraph-properties fo:margin-top="0cm" fo:margin-bottom="0cm" loext:contextual-spacing="false" fo:line-height="100%"/>
      <style:text-properties fo:font-style="normal" officeooo:rsid="0038e835" officeooo:paragraph-rsid="0048c80a" style:font-style-asian="normal" style:font-style-complex="normal"/>
    </style:style>
    <style:style style:name="P40" style:family="paragraph" style:parent-style-name="Text_20_body" style:list-style-name="L3">
      <style:paragraph-properties fo:margin-top="0cm" fo:margin-bottom="0cm" loext:contextual-spacing="false" fo:line-height="100%"/>
      <style:text-properties fo:font-style="normal" officeooo:rsid="0038ebec" officeooo:paragraph-rsid="0048c80a" style:font-style-asian="normal" style:font-style-complex="normal"/>
    </style:style>
    <style:style style:name="P41" style:family="paragraph" style:parent-style-name="Text_20_body" style:list-style-name="L3">
      <style:paragraph-properties fo:margin-top="0cm" fo:margin-bottom="0cm" loext:contextual-spacing="false" fo:line-height="100%"/>
      <style:text-properties fo:font-style="normal" officeooo:rsid="003990b3" officeooo:paragraph-rsid="0048c80a" style:font-style-asian="normal" style:font-style-complex="normal"/>
    </style:style>
    <style:style style:name="P42" style:family="paragraph" style:parent-style-name="Text_20_body" style:list-style-name="L4">
      <style:paragraph-properties fo:margin-top="0cm" fo:margin-bottom="0cm" loext:contextual-spacing="false" fo:line-height="100%"/>
      <style:text-properties fo:font-style="normal" officeooo:rsid="003b40a9" officeooo:paragraph-rsid="00427f24" style:font-style-asian="normal" style:font-style-complex="normal"/>
    </style:style>
    <style:style style:name="P43" style:family="paragraph" style:parent-style-name="Text_20_body" style:list-style-name="L4">
      <style:paragraph-properties fo:margin-top="0cm" fo:margin-bottom="0cm" loext:contextual-spacing="false" fo:line-height="100%"/>
      <style:text-properties fo:font-style="normal" officeooo:rsid="00435980" officeooo:paragraph-rsid="00435980" style:font-style-asian="normal" style:font-style-complex="normal"/>
    </style:style>
    <style:style style:name="P44" style:family="paragraph" style:parent-style-name="Text_20_body" style:list-style-name="L5">
      <style:paragraph-properties fo:margin-top="0cm" fo:margin-bottom="0cm" loext:contextual-spacing="false" fo:line-height="100%"/>
      <style:text-properties fo:font-style="normal" officeooo:rsid="0048d0f5" officeooo:paragraph-rsid="0059e21a" style:font-style-asian="normal" style:font-style-complex="normal"/>
    </style:style>
    <style:style style:name="P45" style:family="paragraph" style:parent-style-name="Text_20_body" style:list-style-name="L17">
      <style:paragraph-properties fo:margin-top="0cm" fo:margin-bottom="0cm" loext:contextual-spacing="false" fo:line-height="100%"/>
      <style:text-properties fo:font-style="normal" officeooo:rsid="0048d0f5" officeooo:paragraph-rsid="0048d0f5" style:font-style-asian="normal" style:font-style-complex="normal"/>
    </style:style>
    <style:style style:name="P46" style:family="paragraph" style:parent-style-name="Text_20_body" style:list-style-name="L5">
      <style:paragraph-properties fo:margin-top="0cm" fo:margin-bottom="0cm" loext:contextual-spacing="false" fo:line-height="100%"/>
      <style:text-properties fo:font-style="normal" officeooo:rsid="004c02e8" officeooo:paragraph-rsid="0059e21a" style:font-style-asian="normal" style:font-style-complex="normal"/>
    </style:style>
    <style:style style:name="P47" style:family="paragraph" style:parent-style-name="Text_20_body" style:list-style-name="L5">
      <style:paragraph-properties fo:margin-top="0cm" fo:margin-bottom="0cm" loext:contextual-spacing="false" fo:line-height="100%"/>
      <style:text-properties fo:font-style="normal" officeooo:rsid="004cdebd" officeooo:paragraph-rsid="0059e21a" style:font-style-asian="normal" style:font-style-complex="normal"/>
    </style:style>
    <style:style style:name="P48" style:family="paragraph" style:parent-style-name="Text_20_body" style:list-style-name="L5">
      <style:paragraph-properties fo:margin-top="0cm" fo:margin-bottom="0cm" loext:contextual-spacing="false" fo:line-height="100%"/>
      <style:text-properties fo:font-style="normal" officeooo:rsid="0050c651" officeooo:paragraph-rsid="0059e21a" style:font-style-asian="normal" style:font-style-complex="normal"/>
    </style:style>
    <style:style style:name="P49" style:family="paragraph" style:parent-style-name="Text_20_body" style:list-style-name="L5">
      <style:paragraph-properties fo:margin-top="0cm" fo:margin-bottom="0cm" loext:contextual-spacing="false" fo:line-height="100%"/>
      <style:text-properties fo:font-style="normal" officeooo:rsid="00527f5e" officeooo:paragraph-rsid="0059e21a" style:font-style-asian="normal" style:font-style-complex="normal"/>
    </style:style>
    <style:style style:name="P50" style:family="paragraph" style:parent-style-name="Text_20_body" style:list-style-name="L5">
      <style:paragraph-properties fo:margin-top="0cm" fo:margin-bottom="0cm" loext:contextual-spacing="false" fo:line-height="100%"/>
      <style:text-properties fo:font-style="normal" officeooo:rsid="00569882" officeooo:paragraph-rsid="0059e21a" style:font-style-asian="normal" style:font-style-complex="normal"/>
    </style:style>
    <style:style style:name="P51" style:family="paragraph" style:parent-style-name="Text_20_body" style:list-style-name="L5">
      <style:paragraph-properties fo:margin-top="0cm" fo:margin-bottom="0cm" loext:contextual-spacing="false" fo:line-height="100%"/>
      <style:text-properties fo:font-style="normal" officeooo:rsid="0058827b" officeooo:paragraph-rsid="0059e21a" style:font-style-asian="normal" style:font-style-complex="normal"/>
    </style:style>
    <style:style style:name="P52" style:family="paragraph" style:parent-style-name="Text_20_body" style:list-style-name="L5">
      <style:paragraph-properties fo:margin-top="0cm" fo:margin-bottom="0cm" loext:contextual-spacing="false" fo:line-height="100%"/>
      <style:text-properties fo:font-style="normal" officeooo:rsid="004d946a" officeooo:paragraph-rsid="0059e21a" style:font-style-asian="normal" style:font-style-complex="normal"/>
    </style:style>
    <style:style style:name="P53" style:family="paragraph" style:parent-style-name="Text_20_body" style:list-style-name="L17">
      <style:paragraph-properties fo:margin-top="0cm" fo:margin-bottom="0cm" loext:contextual-spacing="false" fo:line-height="100%"/>
      <style:text-properties fo:font-style="normal" officeooo:rsid="004d946a" officeooo:paragraph-rsid="004d946a" style:font-style-asian="normal" style:font-style-complex="normal"/>
    </style:style>
    <style:style style:name="P54" style:family="paragraph" style:parent-style-name="Text_20_body" style:list-style-name="L5">
      <style:paragraph-properties fo:margin-top="0cm" fo:margin-bottom="0cm" loext:contextual-spacing="false" fo:line-height="100%"/>
      <style:text-properties fo:font-style="normal" officeooo:rsid="005eac16" officeooo:paragraph-rsid="005eac16" style:font-style-asian="normal" style:font-style-complex="normal"/>
    </style:style>
    <style:style style:name="P55" style:family="paragraph" style:parent-style-name="Text_20_body" style:list-style-name="L6">
      <style:paragraph-properties fo:margin-top="0cm" fo:margin-bottom="0cm" loext:contextual-spacing="false" fo:line-height="100%"/>
      <style:text-properties fo:font-style="normal" officeooo:rsid="005ba596" officeooo:paragraph-rsid="005d9976" style:font-style-asian="normal" style:font-style-complex="normal"/>
    </style:style>
    <style:style style:name="P56" style:family="paragraph" style:parent-style-name="Text_20_body" style:list-style-name="L6">
      <style:paragraph-properties fo:margin-top="0cm" fo:margin-bottom="0cm" loext:contextual-spacing="false" fo:line-height="100%"/>
      <style:text-properties fo:font-style="normal" officeooo:rsid="005bbdec" officeooo:paragraph-rsid="005d9976" style:font-style-asian="normal" style:font-style-complex="normal"/>
    </style:style>
    <style:style style:name="P57" style:family="paragraph" style:parent-style-name="Text_20_body" style:list-style-name="L6">
      <style:paragraph-properties fo:margin-top="0cm" fo:margin-bottom="0cm" loext:contextual-spacing="false" fo:line-height="100%"/>
      <style:text-properties fo:font-style="normal" officeooo:rsid="005c96a4" officeooo:paragraph-rsid="005d9976" style:font-style-asian="normal" style:font-style-complex="normal"/>
    </style:style>
    <style:style style:name="P58" style:family="paragraph" style:parent-style-name="Text_20_body" style:list-style-name="L7">
      <style:paragraph-properties fo:margin-top="0cm" fo:margin-bottom="0cm" loext:contextual-spacing="false" fo:line-height="100%"/>
      <style:text-properties fo:font-style="normal" officeooo:rsid="006a8f13" officeooo:paragraph-rsid="0093648b" style:font-style-asian="normal" style:font-style-complex="normal"/>
    </style:style>
    <style:style style:name="P59" style:family="paragraph" style:parent-style-name="Text_20_body">
      <style:paragraph-properties fo:margin-top="0cm" fo:margin-bottom="0cm" loext:contextual-spacing="false" fo:line-height="100%"/>
      <style:text-properties fo:font-style="normal" officeooo:rsid="0080630d" officeooo:paragraph-rsid="0080630d" style:font-style-asian="normal" style:font-style-complex="normal"/>
    </style:style>
    <style:style style:name="P60" style:family="paragraph" style:parent-style-name="Text_20_body" style:list-style-name="L12">
      <style:paragraph-properties fo:margin-top="0cm" fo:margin-bottom="0cm" loext:contextual-spacing="false" fo:line-height="100%"/>
      <style:text-properties fo:font-style="normal" officeooo:rsid="00ad3532" officeooo:paragraph-rsid="00ad3532" style:font-style-asian="normal" style:font-style-complex="normal"/>
    </style:style>
    <style:style style:name="P61" style:family="paragraph" style:parent-style-name="Text_20_body" style:list-style-name="L12">
      <style:paragraph-properties fo:margin-top="0cm" fo:margin-bottom="0cm" loext:contextual-spacing="false" fo:line-height="100%"/>
      <style:text-properties fo:font-style="normal" officeooo:rsid="00af210f" officeooo:paragraph-rsid="00af210f" style:font-style-asian="normal" style:font-style-complex="normal"/>
    </style:style>
    <style:style style:name="P62" style:family="paragraph" style:parent-style-name="Text_20_body" style:list-style-name="L12">
      <style:paragraph-properties fo:margin-top="0cm" fo:margin-bottom="0cm" loext:contextual-spacing="false" fo:line-height="100%"/>
      <style:text-properties fo:font-style="normal" officeooo:rsid="00470fb3" officeooo:paragraph-rsid="00b1681a" style:font-style-asian="normal" style:font-style-complex="normal"/>
    </style:style>
    <style:style style:name="P63" style:family="paragraph" style:parent-style-name="Text_20_body" style:list-style-name="L12">
      <style:paragraph-properties fo:margin-top="0cm" fo:margin-bottom="0cm" loext:contextual-spacing="false" fo:line-height="100%"/>
      <style:text-properties fo:font-style="normal" officeooo:rsid="0025b320" officeooo:paragraph-rsid="00b1681a" style:font-style-asian="normal" style:font-style-complex="normal"/>
    </style:style>
    <style:style style:name="P64" style:family="paragraph" style:parent-style-name="Text_20_body" style:list-style-name="L12">
      <style:paragraph-properties fo:margin-top="0cm" fo:margin-bottom="0cm" loext:contextual-spacing="false" fo:line-height="100%"/>
      <style:text-properties fo:font-style="normal" officeooo:rsid="006301df" officeooo:paragraph-rsid="00b1681a" style:font-style-asian="normal" style:font-style-complex="normal"/>
    </style:style>
    <style:style style:name="P65" style:family="paragraph" style:parent-style-name="Text_20_body" style:list-style-name="L12">
      <style:paragraph-properties fo:margin-top="0cm" fo:margin-bottom="0cm" loext:contextual-spacing="false" fo:line-height="100%"/>
      <style:text-properties fo:font-style="normal" officeooo:rsid="002ccec9" officeooo:paragraph-rsid="00b1681a" style:font-style-asian="normal" style:font-style-complex="normal"/>
    </style:style>
    <style:style style:name="P66" style:family="paragraph" style:parent-style-name="Text_20_body" style:list-style-name="L12">
      <style:paragraph-properties fo:margin-top="0cm" fo:margin-bottom="0cm" loext:contextual-spacing="false" fo:line-height="100%"/>
      <style:text-properties fo:font-style="normal" officeooo:rsid="003150e6" officeooo:paragraph-rsid="00af210f" style:font-style-asian="normal" style:font-style-complex="normal"/>
    </style:style>
    <style:style style:name="P67" style:family="paragraph" style:parent-style-name="Text_20_body" style:list-style-name="L12">
      <style:paragraph-properties fo:margin-top="0cm" fo:margin-bottom="0cm" loext:contextual-spacing="false" fo:line-height="100%"/>
      <style:text-properties fo:font-style="normal" officeooo:rsid="0031d686" officeooo:paragraph-rsid="00af210f" style:font-style-asian="normal" style:font-style-complex="normal"/>
    </style:style>
    <style:style style:name="P68" style:family="paragraph" style:parent-style-name="Text_20_body" style:list-style-name="L12">
      <style:paragraph-properties fo:margin-top="0cm" fo:margin-bottom="0cm" loext:contextual-spacing="false" fo:line-height="100%"/>
      <style:text-properties fo:font-style="normal" officeooo:rsid="00336cee" officeooo:paragraph-rsid="00af210f" style:font-style-asian="normal" style:font-style-complex="normal"/>
    </style:style>
    <style:style style:name="P69" style:family="paragraph" style:parent-style-name="Text_20_body" style:list-style-name="L13">
      <style:paragraph-properties fo:margin-top="0cm" fo:margin-bottom="0cm" loext:contextual-spacing="false" fo:line-height="100%"/>
      <style:text-properties fo:font-style="normal" officeooo:rsid="001f13e9" officeooo:paragraph-rsid="001f13e9" style:font-style-asian="normal" style:font-style-complex="normal"/>
    </style:style>
    <style:style style:name="P70" style:family="paragraph" style:parent-style-name="Text_20_body">
      <style:paragraph-properties fo:margin-top="0cm" fo:margin-bottom="0cm" loext:contextual-spacing="false" fo:line-height="100%"/>
      <style:text-properties fo:font-style="normal" officeooo:rsid="001f13e9" officeooo:paragraph-rsid="001f13e9" style:font-style-asian="normal" style:font-style-complex="normal"/>
    </style:style>
    <style:style style:name="P71" style:family="paragraph" style:parent-style-name="Text_20_body" style:list-style-name="L15">
      <style:paragraph-properties fo:margin-top="0cm" fo:margin-bottom="0cm" loext:contextual-spacing="false" fo:line-height="100%"/>
      <style:text-properties fo:font-style="normal" officeooo:rsid="00218ab2" officeooo:paragraph-rsid="00218ab2" style:font-style-asian="normal" style:font-style-complex="normal"/>
    </style:style>
    <style:style style:name="P72" style:family="paragraph" style:parent-style-name="Text_20_body" style:list-style-name="L15">
      <style:paragraph-properties fo:margin-top="0cm" fo:margin-bottom="0cm" loext:contextual-spacing="false" fo:line-height="100%"/>
      <style:text-properties fo:font-style="normal" officeooo:rsid="00218ab2" officeooo:paragraph-rsid="00c32c18" style:font-style-asian="normal" style:font-style-complex="normal"/>
    </style:style>
    <style:style style:name="P73" style:family="paragraph" style:parent-style-name="Text_20_body" style:list-style-name="L15">
      <style:paragraph-properties fo:margin-top="0cm" fo:margin-bottom="0cm" loext:contextual-spacing="false" fo:line-height="100%"/>
      <style:text-properties fo:font-style="normal" officeooo:rsid="00218ab2" officeooo:paragraph-rsid="00c9ca4d" style:font-style-asian="normal" style:font-style-complex="normal"/>
    </style:style>
    <style:style style:name="P74" style:family="paragraph" style:parent-style-name="Text_20_body" style:list-style-name="L17">
      <style:paragraph-properties fo:margin-top="0cm" fo:margin-bottom="0cm" loext:contextual-spacing="false" fo:line-height="100%"/>
      <style:text-properties fo:font-style="normal" officeooo:rsid="0022b094" officeooo:paragraph-rsid="0022b094" style:font-style-asian="normal" style:font-style-complex="normal"/>
    </style:style>
    <style:style style:name="P75" style:family="paragraph" style:parent-style-name="Text_20_body" style:list-style-name="L17">
      <style:paragraph-properties fo:margin-top="0cm" fo:margin-bottom="0cm" loext:contextual-spacing="false" fo:line-height="100%"/>
      <style:text-properties fo:font-style="normal" officeooo:rsid="00249d90" officeooo:paragraph-rsid="00249d90" style:font-style-asian="normal" style:font-style-complex="normal"/>
    </style:style>
    <style:style style:name="P76" style:family="paragraph" style:parent-style-name="Text_20_body" style:list-style-name="L17">
      <style:paragraph-properties fo:margin-top="0cm" fo:margin-bottom="0cm" loext:contextual-spacing="false" fo:line-height="100%"/>
      <style:text-properties fo:font-style="normal" officeooo:rsid="00283052" officeooo:paragraph-rsid="00283052" style:font-style-asian="normal" style:font-style-complex="normal"/>
    </style:style>
    <style:style style:name="P77" style:family="paragraph" style:parent-style-name="Text_20_body" style:list-style-name="L17">
      <style:paragraph-properties fo:margin-top="0cm" fo:margin-bottom="0cm" loext:contextual-spacing="false" fo:line-height="100%"/>
      <style:text-properties fo:font-style="normal" officeooo:rsid="002885cb" officeooo:paragraph-rsid="002885cb" style:font-style-asian="normal" style:font-style-complex="normal"/>
    </style:style>
    <style:style style:name="P78" style:family="paragraph" style:parent-style-name="Text_20_body" style:list-style-name="L19">
      <style:paragraph-properties fo:margin-top="0cm" fo:margin-bottom="0cm" loext:contextual-spacing="false" fo:line-height="100%"/>
      <style:text-properties fo:font-style="normal" officeooo:rsid="002885cb" officeooo:paragraph-rsid="002885cb" style:font-style-asian="normal" style:font-style-complex="normal"/>
    </style:style>
    <style:style style:name="P79" style:family="paragraph" style:parent-style-name="Text_20_body" style:list-style-name="L17">
      <style:paragraph-properties fo:margin-top="0cm" fo:margin-bottom="0cm" loext:contextual-spacing="false" fo:line-height="100%"/>
      <style:text-properties fo:font-style="normal" officeooo:rsid="00494e0b" officeooo:paragraph-rsid="00494e0b" style:font-style-asian="normal" style:font-style-complex="normal"/>
    </style:style>
    <style:style style:name="P80" style:family="paragraph" style:parent-style-name="Text_20_body" style:list-style-name="L17">
      <style:paragraph-properties fo:margin-top="0cm" fo:margin-bottom="0cm" loext:contextual-spacing="false" fo:line-height="100%"/>
      <style:text-properties fo:font-style="normal" officeooo:rsid="004b02b4" officeooo:paragraph-rsid="004b02b4" style:font-style-asian="normal" style:font-style-complex="normal"/>
    </style:style>
    <style:style style:name="P81" style:family="paragraph" style:parent-style-name="Text_20_body" style:list-style-name="L18">
      <style:paragraph-properties fo:margin-top="0cm" fo:margin-bottom="0cm" loext:contextual-spacing="false" fo:line-height="100%"/>
      <style:text-properties fo:font-style="normal" officeooo:rsid="00424f9b" officeooo:paragraph-rsid="00714a64" style:font-style-asian="normal" style:font-style-complex="normal"/>
    </style:style>
    <style:style style:name="P82" style:family="paragraph" style:parent-style-name="Text_20_body" style:list-style-name="L18">
      <style:paragraph-properties fo:margin-top="0cm" fo:margin-bottom="0cm" loext:contextual-spacing="false" fo:line-height="100%"/>
      <style:text-properties fo:font-style="normal" officeooo:rsid="004ba983" officeooo:paragraph-rsid="00714a64" style:font-style-asian="normal" style:font-style-complex="normal"/>
    </style:style>
    <style:style style:name="P83" style:family="paragraph" style:parent-style-name="Text_20_body" style:list-style-name="L19">
      <style:paragraph-properties fo:margin-top="0cm" fo:margin-bottom="0cm" loext:contextual-spacing="false" fo:line-height="100%"/>
      <style:text-properties fo:font-style="normal" officeooo:rsid="002a3ca8" officeooo:paragraph-rsid="002a3ca8" style:font-style-asian="normal" style:font-style-complex="normal"/>
    </style:style>
    <style:style style:name="P84" style:family="paragraph" style:parent-style-name="Text_20_body" style:list-style-name="L12">
      <style:paragraph-properties fo:margin-top="0cm" fo:margin-bottom="0cm" loext:contextual-spacing="false" fo:line-height="100%"/>
      <style:text-properties fo:font-style="normal" officeooo:rsid="00baa74e" officeooo:paragraph-rsid="00baa74e" style:font-style-asian="normal" style:font-style-complex="normal"/>
    </style:style>
    <style:style style:name="P85" style:family="paragraph" style:parent-style-name="Text_20_body" style:list-style-name="L12">
      <style:paragraph-properties fo:margin-top="0cm" fo:margin-bottom="0cm" loext:contextual-spacing="false" fo:line-height="100%"/>
      <style:text-properties fo:font-style="normal" fo:font-weight="bold" officeooo:rsid="00af210f" officeooo:paragraph-rsid="00af210f" style:font-style-asian="normal" style:font-weight-asian="bold" style:font-style-complex="normal" style:font-weight-complex="bold"/>
    </style:style>
    <style:style style:name="P86" style:family="paragraph" style:parent-style-name="Text_20_body" style:list-style-name="L12">
      <style:paragraph-properties fo:margin-top="0cm" fo:margin-bottom="0cm" loext:contextual-spacing="false" fo:line-height="100%"/>
      <style:text-properties fo:font-style="normal" fo:font-weight="bold" officeooo:rsid="00af210f" officeooo:paragraph-rsid="00c04d08" style:font-style-asian="normal" style:font-weight-asian="bold" style:font-style-complex="normal" style:font-weight-complex="bold"/>
    </style:style>
    <style:style style:name="P87" style:family="paragraph" style:parent-style-name="Text_20_body" style:list-style-name="L12">
      <style:paragraph-properties fo:margin-top="0cm" fo:margin-bottom="0cm" loext:contextual-spacing="false" fo:line-height="100%"/>
      <style:text-properties fo:font-style="normal" fo:font-weight="bold" officeooo:rsid="00bb7e21" officeooo:paragraph-rsid="00bb7e21" style:font-style-asian="normal" style:font-weight-asian="bold" style:font-style-complex="normal" style:font-weight-complex="bold"/>
    </style:style>
    <style:style style:name="P88" style:family="paragraph" style:parent-style-name="Text_20_body" style:list-style-name="L12">
      <style:paragraph-properties fo:margin-top="0cm" fo:margin-bottom="0cm" loext:contextual-spacing="false" fo:line-height="100%"/>
      <style:text-properties fo:font-style="normal" fo:font-weight="bold" officeooo:rsid="00c0bac2" officeooo:paragraph-rsid="00c0bac2" style:font-style-asian="normal" style:font-weight-asian="bold" style:font-style-complex="normal" style:font-weight-complex="bold"/>
    </style:style>
    <style:style style:name="P89" style:family="paragraph" style:parent-style-name="Text_20_body" style:list-style-name="L12">
      <style:paragraph-properties fo:margin-top="0cm" fo:margin-bottom="0cm" loext:contextual-spacing="false" fo:line-height="100%"/>
      <style:text-properties fo:font-style="normal" fo:font-weight="normal" officeooo:rsid="00af210f" officeooo:paragraph-rsid="00af210f" style:font-style-asian="normal" style:font-weight-asian="normal" style:font-style-complex="normal" style:font-weight-complex="normal"/>
    </style:style>
    <style:style style:name="P90" style:family="paragraph" style:parent-style-name="Text_20_body" style:list-style-name="L12">
      <style:paragraph-properties fo:margin-top="0cm" fo:margin-bottom="0cm" loext:contextual-spacing="false" fo:line-height="100%"/>
      <style:text-properties fo:font-style="normal" fo:font-weight="normal" officeooo:rsid="00c29515" officeooo:paragraph-rsid="00c29515" style:font-style-asian="normal" style:font-weight-asian="normal" style:font-style-complex="normal" style:font-weight-complex="normal"/>
    </style:style>
    <style:style style:name="P91" style:family="paragraph" style:parent-style-name="Text_20_body" style:list-style-name="L10">
      <style:paragraph-properties fo:margin-top="0cm" fo:margin-bottom="0cm" loext:contextual-spacing="false" fo:line-height="100%"/>
      <style:text-properties officeooo:paragraph-rsid="0080630d"/>
    </style:style>
    <style:style style:name="P92" style:family="paragraph" style:parent-style-name="Text_20_body" style:list-style-name="L8">
      <style:paragraph-properties fo:margin-top="0cm" fo:margin-bottom="0cm" loext:contextual-spacing="false" fo:line-height="100%"/>
      <style:text-properties officeooo:rsid="007d9c01" officeooo:paragraph-rsid="007d9c01"/>
    </style:style>
    <style:style style:name="P93" style:family="paragraph" style:parent-style-name="Text_20_body" style:list-style-name="L8">
      <style:paragraph-properties fo:margin-top="0cm" fo:margin-bottom="0cm" loext:contextual-spacing="false" fo:line-height="100%"/>
      <style:text-properties officeooo:rsid="007d9c01" officeooo:paragraph-rsid="007e4e82"/>
    </style:style>
    <style:style style:name="P94" style:family="paragraph" style:parent-style-name="Text_20_body" style:list-style-name="L8">
      <style:paragraph-properties fo:margin-top="0cm" fo:margin-bottom="0cm" loext:contextual-spacing="false" fo:line-height="100%"/>
      <style:text-properties officeooo:rsid="007e4e82" officeooo:paragraph-rsid="007e4e82"/>
    </style:style>
    <style:style style:name="P95" style:family="paragraph" style:parent-style-name="Text_20_body" style:list-style-name="L9">
      <style:paragraph-properties fo:margin-top="0cm" fo:margin-bottom="0cm" loext:contextual-spacing="false" fo:line-height="100%"/>
      <style:text-properties officeooo:rsid="008eb029" officeooo:paragraph-rsid="008eb029"/>
    </style:style>
    <style:style style:name="P96" style:family="paragraph" style:parent-style-name="Text_20_body" style:list-style-name="L15">
      <style:paragraph-properties fo:margin-top="0cm" fo:margin-bottom="0cm" loext:contextual-spacing="false" fo:line-height="100%"/>
      <style:text-properties officeooo:rsid="00218ab2" officeooo:paragraph-rsid="00218ab2"/>
    </style:style>
    <style:style style:name="P97" style:family="paragraph" style:parent-style-name="Text_20_body" style:list-style-name="L14">
      <style:paragraph-properties style:writing-mode="lr-tb"/>
      <style:text-properties officeooo:rsid="00d0b423" officeooo:paragraph-rsid="00d0b423"/>
    </style:style>
    <style:style style:name="P98" style:family="paragraph" style:parent-style-name="Heading_20_4">
      <style:paragraph-properties fo:margin-top="0cm" fo:margin-bottom="0cm" loext:contextual-spacing="false" fo:line-height="100%"/>
      <style:text-properties officeooo:rsid="00731be4"/>
    </style:style>
    <style:style style:name="P99" style:family="paragraph" style:parent-style-name="Heading_20_3">
      <style:paragraph-properties fo:margin-top="0cm" fo:margin-bottom="0cm" loext:contextual-spacing="false" fo:line-height="100%"/>
      <style:text-properties officeooo:paragraph-rsid="00731be4"/>
    </style:style>
    <style:style style:name="P100" style:family="paragraph" style:parent-style-name="Heading_20_3">
      <style:paragraph-properties fo:margin-top="0cm" fo:margin-bottom="0cm" loext:contextual-spacing="false" fo:line-height="100%"/>
      <style:text-properties officeooo:paragraph-rsid="00470fb3"/>
    </style:style>
    <style:style style:name="P101" style:family="paragraph" style:parent-style-name="Heading_20_3">
      <style:paragraph-properties fo:margin-top="0cm" fo:margin-bottom="0cm" loext:contextual-spacing="false" fo:line-height="100%" fo:break-before="column"/>
      <style:text-properties officeooo:rsid="00731be4" officeooo:paragraph-rsid="00731be4"/>
    </style:style>
    <style:style style:name="P102" style:family="paragraph" style:parent-style-name="Heading_20_3">
      <style:paragraph-properties fo:break-before="column"/>
    </style:style>
    <style:style style:name="T1" style:family="text">
      <style:text-properties officeooo:rsid="0015e22f"/>
    </style:style>
    <style:style style:name="T2" style:family="text">
      <style:text-properties officeooo:rsid="0018a46e"/>
    </style:style>
    <style:style style:name="T3" style:family="text">
      <style:text-properties officeooo:rsid="002ff105"/>
    </style:style>
    <style:style style:name="T4" style:family="text">
      <style:text-properties officeooo:rsid="00327a9e"/>
    </style:style>
    <style:style style:name="T5" style:family="text">
      <style:text-properties officeooo:rsid="0045eef5"/>
    </style:style>
    <style:style style:name="T6" style:family="text">
      <style:text-properties officeooo:rsid="004d946a"/>
    </style:style>
    <style:style style:name="T7" style:family="text">
      <style:text-properties officeooo:rsid="00511167"/>
    </style:style>
    <style:style style:name="T8" style:family="text">
      <style:text-properties officeooo:rsid="00536761"/>
    </style:style>
    <style:style style:name="T9" style:family="text">
      <style:text-properties officeooo:rsid="005431b9"/>
    </style:style>
    <style:style style:name="T10" style:family="text">
      <style:text-properties officeooo:rsid="005b8659"/>
    </style:style>
    <style:style style:name="T11" style:family="text">
      <style:text-properties officeooo:rsid="0066f540"/>
    </style:style>
    <style:style style:name="T12" style:family="text">
      <style:text-properties officeooo:rsid="00714fde"/>
    </style:style>
    <style:style style:name="T13" style:family="text">
      <style:text-properties officeooo:rsid="00780e5b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82ada4" style:font-style-asian="normal" style:font-style-complex="normal"/>
    </style:style>
    <style:style style:name="T17" style:family="text">
      <style:text-properties fo:font-style="normal" officeooo:rsid="0080630d" style:font-style-asian="normal" style:font-style-complex="normal"/>
    </style:style>
    <style:style style:name="T18" style:family="text">
      <style:text-properties officeooo:rsid="00916509"/>
    </style:style>
    <style:style style:name="T19" style:family="text">
      <style:text-properties style:text-position="super 58%"/>
    </style:style>
    <style:style style:name="T20" style:family="text">
      <style:text-properties officeooo:rsid="00a40a7d"/>
    </style:style>
    <style:style style:name="T21" style:family="text">
      <style:text-properties officeooo:rsid="00a55833"/>
    </style:style>
    <style:style style:name="T22" style:family="text">
      <style:text-properties officeooo:rsid="00a844e4"/>
    </style:style>
    <style:style style:name="T23" style:family="text">
      <style:text-properties officeooo:rsid="00b02c80"/>
    </style:style>
    <style:style style:name="T24" style:family="text">
      <style:text-properties officeooo:rsid="00b5dba4"/>
    </style:style>
    <style:style style:name="T25" style:family="text">
      <style:text-properties officeooo:rsid="00ac54ae"/>
    </style:style>
    <style:style style:name="T26" style:family="text">
      <style:text-properties officeooo:rsid="00bb60c5"/>
    </style:style>
    <style:style style:name="T27" style:family="text">
      <style:text-properties officeooo:rsid="00bb7e21"/>
    </style:style>
    <style:style style:name="T28" style:family="text">
      <style:text-properties officeooo:rsid="00bd100e"/>
    </style:style>
    <style:style style:name="T29" style:family="text">
      <style:text-properties officeooo:rsid="00be3256"/>
    </style:style>
    <style:style style:name="T30" style:family="text">
      <style:text-properties officeooo:rsid="00cfbd8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Github:</text:h>
      <text:list xml:id="list4170206473" text:style-name="L1">
        <text:list-item>
          <text:p text:style-name="P17"><text:a xlink:type="simple" xlink:href="https://github.com/WillMeakin/PhD-Progress" text:style-name="Internet_20_link" text:visited-style-name="Visited_20_Internet_20_Link">https://github.com/WillMeakin/PhD-Progress</text:a></text:p>
        </text:list-item>
      </text:list>
      <text:p text:style-name="P15"/>
      <text:h text:style-name="P99" text:outline-level="3">1 Feb <text:span text:style-name="T1">2022</text:span></text:h>
      <text:p text:style-name="P13"/>
      <text:h text:style-name="Heading_20_4" text:outline-level="4">AGC <text:span text:style-name="T3">Current Students / Induction:</text:span></text:h>
      <text:list xml:id="list1462454685" text:style-name="L2">
        <text:list-item>
          <text:p text:style-name="P32">Getting Started</text:p>
        </text:list-item>
        <text:list-item>
          <text:p text:style-name="P32">Completing Your Milestones</text:p>
          <text:list>
            <text:list-item>
              <text:p text:style-name="P33">CCSP</text:p>
            </text:list-item>
            <text:list-item>
              <text:p text:style-name="P34">Others</text:p>
            </text:list-item>
          </text:list>
        </text:list-item>
      </text:list>
      <text:list xml:id="list1741830263" text:style-name="L3">
        <text:list-item>
          <text:p text:style-name="P35">Managing Your Candidature</text:p>
          <text:list>
            <text:list-item>
              <text:p text:style-name="P36">Program Rules</text:p>
            </text:list-item>
            <text:list-item>
              <text:p text:style-name="P36">Specifications for Thesis</text:p>
            </text:list-item>
            <text:list-item>
              <text:p text:style-name="P37">Forms</text:p>
              <text:list>
                <text:list-item>
                  <text:p text:style-name="P38">Supervision</text:p>
                </text:list-item>
                <text:list-item>
                  <text:p text:style-name="P37">Leave</text:p>
                </text:list-item>
                <text:list-item>
                  <text:p text:style-name="P37">Study Away</text:p>
                </text:list-item>
                <text:list-item>
                  <text:p text:style-name="P39">Program Changes</text:p>
                </text:list-item>
              </text:list>
            </text:list-item>
            <text:list-item>
              <text:p text:style-name="P40">IP</text:p>
            </text:list-item>
            <text:list-item>
              <text:p text:style-name="P41">etc.</text:p>
            </text:list-item>
          </text:list>
        </text:list-item>
      </text:list>
      <text:list xml:id="list3933214497" text:style-name="L4">
        <text:list-item>
          <text:p text:style-name="P42">Your Thesis &amp; Examination</text:p>
        </text:list-item>
        <text:list-item>
          <text:p text:style-name="P43"><text:span text:style-name="T5">Etc. </text:span>referenc<text:span text:style-name="T5">e</text:span> as needed.</text:p>
        </text:list-item>
      </text:list>
      <text:p text:style-name="P7"/>
      <text:h text:style-name="Heading_20_4" text:outline-level="4">School Induction:</text:h>
      <text:list xml:id="list3412584959" text:style-name="L5">
        <text:list-item>
          <text:p text:style-name="P44">New Student Induction</text:p>
        </text:list-item>
        <text:list-item>
          <text:p text:style-name="P46">Resources for Current HDR Students</text:p>
          <text:list>
            <text:list-item>
              <text:p text:style-name="P47">Travel, Purchases, <text:span text:style-name="T6">Templates</text:span></text:p>
            </text:list-item>
            <text:list-item>
              <text:p text:style-name="P48">Industry, Profiles, Maths <text:span text:style-name="T7">courses</text:span></text:p>
            </text:list-item>
            <text:list-item>
              <text:p text:style-name="P49"><text:span text:style-name="T8">Library: </text:span>Writing support</text:p>
            </text:list-item>
            <text:list-item>
              <text:p text:style-name="P50">Facebook Groups</text:p>
            </text:list-item>
            <text:list-item>
              <text:p text:style-name="P51">ECMS Connect?</text:p>
            </text:list-item>
          </text:list>
        </text:list-item>
        <text:list-item>
          <text:p text:style-name="P52"><text:span text:style-name="T9">HDR</text:span> Rep: Chee Kheng (CK) Chng</text:p>
        </text:list-item>
        <text:list-item>
          <text:p text:style-name="P52">Ingkarni Wardli Building <text:span text:style-name="T10">Lvl 5 open terrace</text:span></text:p>
        </text:list-item>
        <text:list-item>
          <text:p text:style-name="P54">O Week events</text:p>
        </text:list-item>
      </text:list>
      <text:p text:style-name="P7"/>
      <text:p text:style-name="Text_20_body">AUU, Clubs, Sport:</text:p>
      <text:list xml:id="list1267591481" text:style-name="L6">
        <text:list-item>
          <text:p text:style-name="P55">Computer Science Club of the Uni of Adelaide</text:p>
        </text:list-item>
        <text:list-item>
          <text:p text:style-name="P56">Software Engineering Club Adelaide Uni</text:p>
        </text:list-item>
        <text:list-item>
          <text:p text:style-name="P57">Wing Chun, Tae Kwon Do, Karate, Social Sport</text:p>
        </text:list-item>
      </text:list>
      <text:p text:style-name="P8"/>
      <text:h text:style-name="Heading_20_4" text:outline-level="4">Misc:</text:h>
      <text:list xml:id="list2952879007" text:style-name="L7">
        <text:list-item>
          <text:p text:style-name="P58">Learnt rsync</text:p>
        </text:list-item>
      </text:list>
      <text:h text:style-name="P100" text:outline-level="3"/>
      <text:h text:style-name="P101" text:outline-level="3">2 Feb 2022</text:h>
      <text:h text:style-name="P98" text:outline-level="4"/>
      <text:h text:style-name="Heading_20_4" text:outline-level="4">Papers Read:</text:h>
      <text:list xml:id="list511293441" text:style-name="L8">
        <text:list-item>
          <text:p text:style-name="P92">W. Xu, D. Evans, and Y. Qi, ‘<text:span text:style-name="T14">Feature Squeezing: Detecting Adversarial Examples in Deep Neural Networks</text:span>’, Apr. 2017, doi: 10.14722/ndss.2018.23198.</text:p>
        </text:list-item>
        <text:list-item>
          <text:p text:style-name="P92">N. Papernot, P. McDaniel, Xi Wu, S. Jha, and A. Swami, ‘<text:span text:style-name="T14">Distillation as a Defense to Adversarial Perturbations Against Deep Neural Networks</text:span>’, 2016, pp. 582–597. doi: 10.1109/SP.2016.41.</text:p>
        </text:list-item>
        <text:list-item>
          <text:p text:style-name="P93">X. Huang et al., ‘<text:span text:style-name="T14">A survey of safety and trustworthiness of deep neural networks: Verification, testing, adversarial attack and defence, and interpretability</text:span>’, Computer science review, vol. 37, pp. 100270-, 2020, doi: 10.1016/j.cosrev.2020.100270. </text:p>
          <text:list>
            <text:list-item>
              <text:p text:style-name="P94">(Chapter 6)</text:p>
            </text:list-item>
          </text:list>
        </text:list-item>
      </text:list>
      <text:p text:style-name="P12"/>
      <text:h text:style-name="Heading_20_4" text:outline-level="4">Mis<text:span text:style-name="T18">c:</text:span></text:h>
      <text:list xml:id="list3035736965" text:style-name="L9">
        <text:list-item>
          <text:p text:style-name="P95">Set up Github</text:p>
        </text:list-item>
      </text:list>
      <text:p text:style-name="P12"/>
      <text:h text:style-name="Heading_20_4" text:outline-level="4">Takeaways:</text:h>
      <text:list xml:id="list4164392157" text:style-name="L10">
        <text:list-item>
          <text:p text:style-name="P91"><text:span text:style-name="T16">Better </text:span><text:span text:style-name="T17">Understanding of current defense techniques.</text:span></text:p>
        </text:list-item>
      </text:list>
      <text:p text:style-name="P59"/>
      <text:h text:style-name="Heading_20_3" text:outline-level="3">3 Feb 2022</text:h>
      <text:p text:style-name="Text_20_body"/>
      <text:h text:style-name="Heading_20_4" text:outline-level="4">TJ Meeting</text:h>
      <text:list xml:id="list3641631558" text:style-name="L11">
        <text:list-item>
          <text:p text:style-name="P18">To arrange meeting just check TJ’s calendar and insert when free. Use Adelaide Zoom</text:p>
        </text:list-item>
        <text:list-item>
          <text:p text:style-name="P18">9:30 AM 4<text:span text:style-name="T19">th</text:span> Feb Meet to arrange Desk, meet admin officer.</text:p>
        </text:list-item>
        <text:list-item>
          <text:p text:style-name="P18">$1800 for computer. Talk to ?Mossy? about process.</text:p>
        </text:list-item>
        <text:list-item>
          <text:p text:style-name="P18">?Mossy? Has a spare RTX 2060/70</text:p>
        </text:list-item>
        <text:list-item>
          <text:p text:style-name="P19">Can pick <text:s/>up book on ML Maths if that type of student</text:p>
        </text:list-item>
        <text:list-item>
          <text:p text:style-name="P19">Recommend textbook on ML, Adversarial, Lightweight</text:p>
        </text:list-item>
        <text:list-item>
          <text:p text:style-name="P19">Maths always converted to code</text:p>
        </text:list-item>
        <text:list-item>
          <text:p text:style-name="P19">Refocus if needed; try not be too broad.</text:p>
        </text:list-item>
        <text:list-item>
          <text:p text:style-name="P20">Won’t understand all of every paper</text:p>
        </text:list-item>
        <text:list-item>
          <text:p text:style-name="P20">Discuss parts of papers to uncover more depth</text:p>
        </text:list-item>
        <text:list-item>
          <text:p text:style-name="P19">Adnr<text:span text:style-name="T21">ew Du papers x2</text:span></text:p>
        </text:list-item>
        <text:list-item>
          <text:p text:style-name="P20">SAR</text:p>
          <text:list>
            <text:list-item>
              <text:p text:style-name="P20">Let TJ know how it works</text:p>
            </text:list-item>
            <text:list-item>
              <text:p text:style-name="P20">Attacking SAR (2x papers by Chuan Du)</text:p>
            </text:list-item>
          </text:list>
        </text:list-item>
        <text:list-item>
          <text:p text:style-name="P21">BAE Systems not relevant yet.</text:p>
        </text:list-item>
        <text:list-item>
          <text:p text:style-name="P21">CaRST / CCSP not interesting yet.</text:p>
        </text:list-item>
        <text:list-item>
          <text:p text:style-name="P21">Outstanding:</text:p>
          <text:list>
            <text:list-item>
              <text:p text:style-name="P21">Communication</text:p>
            </text:list-item>
          </text:list>
        </text:list-item>
        <text:list-item>
          <text:p text:style-name="P22">Platform/<text:span text:style-name="T22">Model/Datasets</text:span> not relevant yet</text:p>
        </text:list-item>
      </text:list>
      <text:p text:style-name="P16"/>
      <text:p text:style-name="P25">Worked on SmartSat application.</text:p>
      <text:p text:style-name="P25"/>
      <text:h text:style-name="Heading_20_3" text:outline-level="3">4 Feb <text:span text:style-name="T24">2022</text:span></text:h>
      <text:p text:style-name="P25"/>
      <text:h text:style-name="Heading_20_4" text:outline-level="4">Papers Read</text:h>
      <text:list xml:id="list3138337088" text:style-name="L20">
        <text:list-item>
          <text:p text:style-name="P27">A. Du et al., ‘<text:span text:style-name="T14">Adversarial Attacks against a Satellite-borne Multispectral Cloud Detector</text:span>’, arXiv:2112.01723 [cs, eess], Dec. 2021, Accessed: Feb. 05, 2022. [Online]. Available: http://arxiv.org/abs/2112.01723</text:p>
        </text:list-item>
      </text:list>
      <text:p text:style-name="P28"/>
      <text:h text:style-name="Heading_20_4" text:outline-level="4">Misc</text:h>
      <text:list xml:id="list121307404168728" text:continue-numbering="true" text:style-name="L20">
        <text:list-item>
          <text:p text:style-name="P27"><text:span text:style-name="T25">In Office (Sylvie, Alvaro, Kathy?, Andrew, Ravi, Ian Reid, Marcus Wagner, Qi Wu, AdminOnLeave?)</text:span></text:p>
        </text:list-item>
      </text:list>
      <text:list xml:id="list765159981" text:style-name="L21">
        <text:list-item>
          <text:p text:style-name="P26">Background on SAR</text:p>
        </text:list-item>
        <text:list-item>
          <text:p text:style-name="P26">Andrew’s peer review discussion</text:p>
        </text:list-item>
      </text:list>
      <text:h text:style-name="P102" text:outline-level="3"><text:soft-page-break/><text:span text:style-name="T2">Current </text:span>Tasks:</text:h>
      <text:p text:style-name="P10">Categories</text:p>
      <text:list xml:id="list3424317656" text:style-name="L12">
        <text:list-item>
          <text:p text:style-name="P60">Literature</text:p>
          <text:list>
            <text:list-item>
              <text:p text:style-name="P60">SmartSat</text:p>
              <text:list>
                <text:list-item>
                  <text:p text:style-name="P85">Writeup</text:p>
                </text:list-item>
              </text:list>
            </text:list-item>
            <text:list-item>
              <text:p text:style-name="P60"><text:span text:style-name="T29">Adversarial Attacks</text:span> Papers</text:p>
              <text:list>
                <text:list-item>
                  <text:p text:style-name="P89">Andrew Du’s <text:span text:style-name="T26">Refs</text:span></text:p>
                </text:list-item>
                <text:list-item>
                  <text:p text:style-name="P86">SAR</text:p>
                  <text:list>
                    <text:list-item>
                      <text:p text:style-name="P86"><text:span text:style-name="T27">BackgroundPickup</text:span></text:p>
                    </text:list-item>
                    <text:list-item>
                      <text:p text:style-name="P86">2 <text:span text:style-name="T23">C. Du </text:span>papers</text:p>
                    </text:list-item>
                    <text:list-item>
                      <text:p text:style-name="P88">Haifeng Li Paper</text:p>
                    </text:list-item>
                  </text:list>
                </text:list-item>
                <text:list-item>
                  <text:p text:style-name="P87">Nicholas Carlini <text:span text:style-name="T28">adversarial </text:span>feed</text:p>
                </text:list-item>
              </text:list>
            </text:list-item>
            <text:list-item>
              <text:p text:style-name="P90">Efficient Models Papers</text:p>
            </text:list-item>
          </text:list>
        </text:list-item>
        <text:list-item>
          <text:p text:style-name="P60">Extra background</text:p>
          <text:list>
            <text:list-item>
              <text:p text:style-name="P85">Math</text:p>
            </text:list-item>
            <text:list-item>
              <text:p text:style-name="P61">Other</text:p>
            </text:list-item>
          </text:list>
        </text:list-item>
        <text:list-item>
          <text:p text:style-name="P60">Technical Implementation</text:p>
          <text:list>
            <text:list-item>
              <text:p text:style-name="P61">Other</text:p>
            </text:list-item>
          </text:list>
        </text:list-item>
        <text:list-item>
          <text:p text:style-name="P60">Admin</text:p>
          <text:list>
            <text:list-item>
              <text:p text:style-name="P84">LinkedIn</text:p>
            </text:list-item>
            <text:list-item>
              <text:p text:style-name="P62">AGC Induction</text:p>
              <text:list>
                <text:list-item>
                  <text:p text:style-name="P63">Research Student Handbook</text:p>
                </text:list-item>
                <text:list-item>
                  <text:p text:style-name="P64">Pg 70 policies</text:p>
                </text:list-item>
                <text:list-item>
                  <text:p text:style-name="P65">CaRST Handbook</text:p>
                </text:list-item>
              </text:list>
            </text:list-item>
            <text:list-item>
              <text:p text:style-name="P66">CCSP Tasks:</text:p>
              <text:list>
                <text:list-item>
                  <text:p text:style-name="P67">OR<text:span text:style-name="T4">C</text:span>iD → Aurora</text:p>
                </text:list-item>
                <text:list-item>
                  <text:p text:style-name="P67">University’s Responsible Conduct of Research Policy</text:p>
                </text:list-item>
                <text:list-item>
                  <text:p text:style-name="P67">Australian Code for Responsible Research Conduct.</text:p>
                </text:list-item>
                <text:list-item>
                  <text:p text:style-name="P67">Epigeum Research Integrity course</text:p>
                </text:list-item>
                <text:list-item>
                  <text:p text:style-name="P68">20h of CaRST<text:tab/></text:p>
                </text:list-item>
                <text:list-item>
                  <text:p text:style-name="P67"><text:a xlink:type="simple" xlink:href="https://www.adelaide.edu.au/graduatecentre/current-students/completing-your-milestones/core-component-of-the-structured-program-ccsp" text:style-name="Internet_20_link" text:visited-style-name="Visited_20_Internet_20_Link">https://www.adelaide.edu.au/graduatecentre/current-students/completing-your-milestones/core-component-of-the-structured-program-ccsp</text:a></text:p>
                </text:list-item>
              </text:list>
            </text:list-item>
          </text:list>
        </text:list-item>
      </text:list>
      <text:p text:style-name="P6"/>
      <text:p text:style-name="P1">Desk environment:</text:p>
      <text:list xml:id="list3193455712" text:style-name="L13">
        <text:list-item>
          <text:p text:style-name="P69">Home:</text:p>
          <text:list>
            <text:list-item>
              <text:p text:style-name="P69">Standing Desk</text:p>
            </text:list-item>
          </text:list>
        </text:list-item>
      </text:list>
      <text:p text:style-name="P14"/>
      <text:h text:style-name="Heading_20_3" text:outline-level="3">Papers to Read:</text:h>
      <text:list xml:id="list3877868605" text:style-name="L14">
        <text:list-item>
          <text:p text:style-name="P23">A. Du et al., ‘<text:span text:style-name="T14">Adversarial Attacks against a Satellite-borne Multispectral Cloud Detector</text:span>’, 2021, Accessed: Feb. 03, 2022. [Online]. Available: https://arxiv.org/abs/2112.01723</text:p>
        </text:list-item>
        <text:list-item>
          <text:p text:style-name="P24">Read about SAR</text:p>
        </text:list-item>
        <text:list-item>
          <text:p text:style-name="P24">C. Du and L. Zhang, ‘<text:span text:style-name="T14">Adversarial Attack for SAR Target Recognition Based on UNet-Generative Adversarial Network</text:span>’, Remote sensing (Basel, Switzerland), vol. 13, no. 21, pp. 4358-, 2021, doi: 10.3390/rs13214358.</text:p>
        </text:list-item>
        <text:list-item>
          <text:p text:style-name="P24">C. Du, C. Huo, L. Zhang, B. Chen, and Y. Yuan, ‘<text:span text:style-name="T14">Fast C&amp;W: A Fast Adversarial Attack Algorithm to Fool SAR Target Recognition With Deep Convolutional Neural Networks</text:span>’, IEEE geoscience and remote sensing letters, vol. 19, pp. 1–5, 2022, doi: 10.1109/LGRS.2021.3058011.</text:p>
        </text:list-item>
        <text:list-item>
          <text:p text:style-name="P29">Nicholas Carlini Feed</text:p>
        </text:list-item>
        <text:list-item>
          <text:p text:style-name="P30"><text:span text:style-name="T30">Adversarial </text:span>Robustification Techniques (Lightweight?)</text:p>
          <text:list>
            <text:list-item>
              <text:p text:style-name="P30">Towards deep neural network architectures robust to adversarial examples. (2014)</text:p>
            </text:list-item>
            <text:list-item>
              <text:p text:style-name="P30">A theoretical framework for robustness of (deep) classifiers against adversarial examples (2016)</text:p>
            </text:list-item>
            <text:list-item>
              <text:p text:style-name="P30">Explaining and harnessing adversarial examples (2014)</text:p>
            </text:list-item>
            <text:list-item>
              <text:p text:style-name="P30">Adversarial logit pairing (2018)</text:p>
            </text:list-item>
            <text:list-item>
              <text:p text:style-name="P30">Towards deep learning models resistant to adversarial attacks (2017)</text:p>
            </text:list-item>
            <text:list-item>
              <text:p text:style-name="P30">Adversarial example defense: Ensembles of weak defenses are not strong</text:p>
            </text:list-item>
            <text:list-item>
              <text:p text:style-name="P30">Detecting Adversarial Samples from Artifacts</text:p>
            </text:list-item>
          </text:list>
        </text:list-item>
        <text:list-item>
          <text:p text:style-name="P31">Efficient Models</text:p>
          <text:list>
            <text:list-item>
              <text:p text:style-name="P97">S. Shin, Y. Boo, and W. Sung, “Knowledge distillation for optimization of quantized deep neural networks,” Sep. 2019, Accessed: Feb. 04, 2022. [Online]. Available: https://arxiv.org/abs/1909.01688v3</text:p>
            </text:list-item>
          </text:list>
        </text:list-item>
      </text:list>
      <text:h text:style-name="P102" text:outline-level="3"><text:soft-page-break/>Extra Tasks:</text:h>
      <text:list xml:id="list1026053942" text:style-name="L15">
        <text:list-item>
          <text:p text:style-name="P71">Python/C++ Algs (Runestone, Leetcode, AlgoExpert)</text:p>
        </text:list-item>
        <text:list-item>
          <text:p text:style-name="P71">Tensorflow, Pandas/numpy/scipy/PyPi/MatPlotLib, CUDA</text:p>
        </text:list-item>
        <text:list-item>
          <text:p text:style-name="P73"><text:a xlink:type="simple" xlink:href="https://github.com/louisfb01/start-machine-learning" text:style-name="Internet_20_link" text:visited-style-name="Visited_20_Internet_20_Link">https://github.com/louisfb01/start-machine-learning</text:a></text:p>
        </text:list-item>
        <text:list-item>
          <text:p text:style-name="P73">Stamford/EdX ML courses</text:p>
        </text:list-item>
        <text:list-item>
          <text:p text:style-name="P72">CSMath</text:p>
          <text:list>
            <text:list-item>
              <text:p text:style-name="P72"><text:span text:style-name="T11">yr12, </text:span>3Blue1Brown, Stats/Probability, Calculus (<text:span text:style-name="T13">Multivariate, Vector, </text:span>Lambda), Linear Algebra, Optimisation</text:p>
            </text:list-item>
            <text:list-item>
              <text:p text:style-name="P72"><text:a xlink:type="simple" xlink:href="https://www.youtube.com/watch?v=tGyfmzuR4d4" text:style-name="Internet_20_link" text:visited-style-name="Visited_20_Internet_20_Link">https://www.youtube.com/watch?v=tGyfmzuR4d4</text:a></text:p>
            </text:list-item>
          </text:list>
        </text:list-item>
        <text:list-item>
          <text:p text:style-name="P71">LaTex</text:p>
        </text:list-item>
        <text:list-item>
          <text:p text:style-name="P96"><text:span text:style-name="T15">Projects</text:span></text:p>
        </text:list-item>
      </text:list>
      <text:h text:style-name="P102" text:outline-level="3">Future Tasks</text:h>
      <text:p text:style-name="P2"/>
      <text:p text:style-name="P11">WHEN ENROLLED:</text:p>
      <text:p text:style-name="P3">Induction:</text:p>
      <text:list xml:id="list4181881194" text:style-name="L17">
        <text:list-item>
          <text:p text:style-name="P74">Student ID</text:p>
        </text:list-item>
        <text:list-item>
          <text:p text:style-name="P74">Online induction</text:p>
          <text:list>
            <text:list-item>
              <text:p text:style-name="P74"><text:a xlink:type="simple" xlink:href="https://www.adelaide.edu.au/graduatecentre/current-students/completing-your-milestones/induction#online-induction" text:style-name="Internet_20_link" text:visited-style-name="Visited_20_Internet_20_Link">https://www.adelaide.edu.au/graduatecentre/current-students/completing-your-milestones/induction#online-induction</text:a></text:p>
            </text:list-item>
          </text:list>
        </text:list-item>
        <text:list-item>
          <text:p text:style-name="P75">Meet Postgraduate Coordinator?</text:p>
          <text:list>
            <text:list-item>
              <text:p text:style-name="P76">Dr. Qi Wu</text:p>
            </text:list-item>
            <text:list-item>
              <text:p text:style-name="P77">Dr Markus Wagner</text:p>
            </text:list-item>
          </text:list>
        </text:list-item>
        <text:list-item>
          <text:p text:style-name="P45">School Administration Officer?</text:p>
          <text:list>
            <text:list-item>
              <text:p text:style-name="P79">ECMS Welcome Pack?</text:p>
            </text:list-item>
            <text:list-item>
              <text:p text:style-name="P45">Local Induction?</text:p>
            </text:list-item>
          </text:list>
        </text:list-item>
        <text:list-item>
          <text:p text:style-name="P80">ECMS HSW Induction</text:p>
        </text:list-item>
        <text:list-item>
          <text:p text:style-name="P53">Researcher Profile</text:p>
        </text:list-item>
      </text:list>
      <text:p text:style-name="P4"/>
      <text:p text:style-name="P9">CaRST</text:p>
      <text:list xml:id="list1793702001" text:style-name="L18">
        <text:list-item>
          <text:p text:style-name="P81">Postgraduate Research Induction</text:p>
        </text:list-item>
        <text:list-item>
          <text:p text:style-name="P82">How to Plan your PhD?</text:p>
        </text:list-item>
      </text:list>
      <text:p text:style-name="P5"/>
      <text:p text:style-name="P5">Fix Mailbox</text:p>
      <text:p text:style-name="P4"/>
      <text:p text:style-name="P4">Extra curricular:</text:p>
      <text:list xml:id="list1995611813" text:style-name="L19">
        <text:list-item>
          <text:p text:style-name="P78">PASS groups?</text:p>
        </text:list-item>
        <text:list-item>
          <text:p text:style-name="P83">Maths Learning Centre?</text:p>
        </text:list-item>
      </text:list>
      <text:p text:style-name="P2"/>
      <text:p text:style-name="P11">WHEN WFH ENDS:</text:p>
      <text:p text:style-name="P2">Desk Environment:</text:p>
      <text:list xml:id="list121307141430750" text:continue-list="list3193455712" text:style-name="L13">
        <text:list-item>
          <text:p text:style-name="P69">Campus:</text:p>
          <text:list>
            <text:list-item>
              <text:p text:style-name="P69">Headphones</text:p>
            </text:list-item>
            <text:list-item>
              <text:p text:style-name="P69">Ultrawide QHD monitor</text:p>
            </text:list-item>
            <text:list-item>
              <text:p text:style-name="P69">GPU/PSU/CPU/RAM/MoBo/Case/<text:span text:style-name="T20">SSD</text:span></text:p>
            </text:list-item>
            <text:list-item>
              <text:p text:style-name="P69">LogiKeys, Glorious Mouse, <text:span text:style-name="T12">WiFi</text:span></text:p>
            </text:list-item>
          </text:list>
        </text:list-item>
      </text:list>
      <text:p text:style-name="P1"/>
      <text:p text:style-name="P1"/>
      <text:h text:style-name="Heading_20_3" text:outline-level="3"/>
      <text:h text:style-name="P102" text:outline-level="3"><text:soft-page-break/>Resources</text:h>
      <text:p text:style-name="P1"/>
      <text:h text:style-name="Heading_20_4" text:outline-level="4">Datasets</text:h>
      <text:p text:style-name="P1"><text:s text:c="4"/>• DOTA</text:p>
      <text:p text:style-name="P1"/>
      <text:h text:style-name="Heading_20_4" text:outline-level="4">Conferences</text:h>
      <text:p text:style-name="P1"><text:s text:c="4"/>• DICTA</text:p>
      <text:p text:style-name="P1"><text:s text:c="4"/>• IEEE</text:p>
      <text:p text:style-name="P1"><text:s text:c="4"/>• CVPR</text:p>
      <text:p text:style-name="P1"><text:s text:c="4"/>• ICL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Bold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cm" fo:margin-bottom="0cm" loext:contextual-spacing="false" fo:keep-with-next="always"/>
      <style:text-properties style:font-name="Liberation Serif1" fo:font-family="'Liberation Serif'" style:font-style-name="Regular" style:font-family-generic="roman" style:font-pitch="variable" fo:font-size="12pt" style:font-name-asian="Noto Sans CJK SC" style:font-family-asian="'Noto Sans CJK SC'" style:font-family-generic-asian="system" style:font-pitch-asian="variable" style:font-size-asian="12pt" style:font-name-complex="FreeSans" style:font-family-complex="FreeSans" style:font-family-generic-complex="system" style:font-pitch-complex="variable" style:font-size-complex="12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  <style:text-properties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Liberation Serif2" fo:font-family="'Liberation Serif'" style:font-style-name="Bold" style:font-family-generic="roman" style:font-pitch="variable" fo:font-size="133%" fo:font-weight="bold" style:font-size-asian="133%" style:font-weight-asian="bold" style:font-size-complex="133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cm" fo:margin-bottom="0cm" loext:contextual-spacing="false" fo:text-indent="0cm" style:auto-text-indent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cm" loext:contextual-spacing="false" fo:text-indent="0cm" style:auto-text-indent="false"/>
      <style:text-properties style:font-name="Liberation Serif2" fo:font-family="'Liberation Serif'" style:font-style-name="Bold" style:font-family-generic="roman" style:font-pitch="variable" fo:font-size="12pt" fo:font-weight="bold" style:font-size-asian="12pt" style:font-weight-asian="bold" style:font-size-complex="12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.497cm">
          <style:column-sep style:width="0.009cm" style:color="#000000" style:height="100%" style:style="solid"/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1T11:15:46.433305204</meta:creation-date>
    <dc:date>2022-02-05T12:08:26.567442151</dc:date>
    <meta:editing-duration>P2DT15H40M8S</meta:editing-duration>
    <meta:editing-cycles>176</meta:editing-cycles>
    <meta:generator>LibreOffice/6.0.7.3$Linux_X86_64 LibreOffice_project/00m0$Build-3</meta:generator>
    <meta:document-statistic meta:table-count="0" meta:image-count="0" meta:object-count="0" meta:page-count="4" meta:paragraph-count="172" meta:word-count="891" meta:character-count="5767" meta:non-whitespace-character-count="5162"/>
  </office:meta>
</office:document-meta>
</file>